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He<text:a xlink:href="http://www.heise.de/">llo Wor</text:a>ld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Internet link" style:family="text" style:name="Internet_20_link" style:parent-style-name="default_character_style">
      <style:text-properties fo:color="#c5000b" fo:language="zxx" style:text-underline-style="solid"/>
    </style:style>
    <style:default-style style:family="graphic"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7</dc:date>
    <meta:editing-cycles>2</meta:editing-cycles>
    <meta:editing-duration>PT0.009S</meta:editing-duration>
  </office:meta>
</office:document-meta>
</file>